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2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1.5028in"/>
    </style:style>
    <style:style style:name="co6" style:family="table-column">
      <style:table-column-properties fo:break-before="auto" style:column-width="0.339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Simplifying the WBT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2" office:value-type="string" table:number-columns-spanned="3" table:number-rows-spanned="1">
            <text:p>Include Water Evap</text:p>
          </table:table-cell>
          <table:covered-table-cell table:number-columns-repeated="2"/>
          <table:table-cell/>
        </table:table-row>
        <table:table-row table:style-name="ro2">
          <table:table-cell table:style-name="ce2" office:value-type="string" table:number-columns-spanned="3" table:number-rows-spanned="1">
            <text:p>Simplified Model</text:p>
          </table:table-cell>
          <table:covered-table-cell table:number-columns-repeated="2"/>
          <table:table-cell/>
          <table:table-cell table:style-name="ce3" office:value-type="string">
            <text:p>Mass Water Evap</text:p>
          </table:table-cell>
          <table:table-cell table:style-name="ce3" office:value-type="float" office:value="14">
            <text:p>14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table:style-name="ce3" office:value-type="string">
            <text:p>Mass Water</text:p>
          </table:table-cell>
          <table:table-cell table:style-name="ce3" office:value-type="float" office:value="3000">
            <text:p>3000</text:p>
          </table:table-cell>
          <table:table-cell office:value-type="string">
            <text:p>g</text:p>
          </table:table-cell>
          <table:table-cell/>
          <table:table-cell office:value-type="string">
            <text:p>Mass Water</text:p>
          </table:table-cell>
          <table:table-cell table:formula="of:=[.$B$4]" office:value-type="float" office:value="3000">
            <text:p>3000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table:style-name="ce3" office:value-type="string">
            <text:p>Calorific Value Water</text:p>
          </table:table-cell>
          <table:table-cell table:style-name="ce3" office:value-type="float" office:value="4.184">
            <text:p>4.184</text:p>
          </table:table-cell>
          <table:table-cell office:value-type="string">
            <text:p>kJ/kg-C</text:p>
          </table:table-cell>
          <table:table-cell/>
          <table:table-cell office:value-type="string">
            <text:p>Calorific Value Water</text:p>
          </table:table-cell>
          <table:table-cell table:formula="of:=[.$B$5]" office:value-type="float" office:value="4.184">
            <text:p>4.184</text:p>
          </table:table-cell>
          <table:table-cell office:value-type="string">
            <text:p>kJ/kg-C</text:p>
          </table:table-cell>
          <table:table-cell/>
        </table:table-row>
        <table:table-row table:style-name="ro1">
          <table:table-cell table:style-name="ce3" office:value-type="string">
            <text:p>T boil</text:p>
          </table:table-cell>
          <table:table-cell table:style-name="ce3" office:value-type="float" office:value="99.8">
            <text:p>99.8</text:p>
          </table:table-cell>
          <table:table-cell office:value-type="string">
            <text:p>C</text:p>
          </table:table-cell>
          <table:table-cell/>
          <table:table-cell office:value-type="string">
            <text:p>T boil</text:p>
          </table:table-cell>
          <table:table-cell table:formula="of:=[.$B$6]" office:value-type="float" office:value="99.8">
            <text:p>99.8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style-name="ce3" office:value-type="string">
            <text:p>T ambient</text:p>
          </table:table-cell>
          <table:table-cell table:style-name="ce3" office:value-type="float" office:value="21">
            <text:p>21</text:p>
          </table:table-cell>
          <table:table-cell office:value-type="string">
            <text:p>C</text:p>
          </table:table-cell>
          <table:table-cell/>
          <table:table-cell office:value-type="string">
            <text:p>T ambient</text:p>
          </table:table-cell>
          <table:table-cell table:formula="of:=[.$B$7]" office:value-type="float" office:value="21">
            <text:p>21</text:p>
          </table:table-cell>
          <table:table-cell office:value-type="string">
            <text:p>C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E_evap</text:p>
          </table:table-cell>
          <table:table-cell table:formula="of:=[.F10]*([.F3]/1000)" office:value-type="float" office:value="31.64">
            <text:p>31.64</text:p>
          </table:table-cell>
          <table:table-cell office:value-type="string">
            <text:p>kJ</text:p>
          </table:table-cell>
          <table:table-cell/>
        </table:table-row>
        <table:table-row table:style-name="ro1">
          <table:table-cell office:value-type="string">
            <text:p>E_water</text:p>
          </table:table-cell>
          <table:table-cell table:formula="of:=[.B5]*([.B4]/1000)*([.B6]-[.B7])" office:value-type="float" office:value="989.0976">
            <text:p>989.0976</text:p>
          </table:table-cell>
          <table:table-cell office:value-type="string">
            <text:p>kJ</text:p>
          </table:table-cell>
          <table:table-cell/>
          <table:table-cell office:value-type="string">
            <text:p>E_water</text:p>
          </table:table-cell>
          <table:table-cell table:formula="of:=[.F5]*([.F4]/1000)*([.F6]-[.F7])-[.F8]" office:value-type="float" office:value="957.4576">
            <text:p>957.4576</text:p>
          </table:table-cell>
          <table:table-cell office:value-type="string">
            <text:p>kJ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Heat of vaporization</text:p>
          </table:table-cell>
          <table:table-cell office:value-type="float" office:value="2260">
            <text:p>2260</text:p>
          </table:table-cell>
          <table:table-cell office:value-type="string">
            <text:p>kJ/kg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3" office:value-type="string">
            <text:p>Mass Wood Consumed</text:p>
          </table:table-cell>
          <table:table-cell table:style-name="ce3" office:value-type="float" office:value="100">
            <text:p>100</text:p>
          </table:table-cell>
          <table:table-cell office:value-type="string">
            <text:p>g</text:p>
          </table:table-cell>
          <table:table-cell/>
          <table:table-cell office:value-type="string">
            <text:p>Mass Wood Consumed</text:p>
          </table:table-cell>
          <table:table-cell table:formula="of:=[.$B$14]" office:value-type="float" office:value="100">
            <text:p>100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table:style-name="ce3" office:value-type="string">
            <text:p>Heating Value Wood</text:p>
          </table:table-cell>
          <table:table-cell table:style-name="ce3" office:value-type="float" office:value="26677">
            <text:p>26677</text:p>
          </table:table-cell>
          <table:table-cell office:value-type="string">
            <text:p>kJ/kg</text:p>
          </table:table-cell>
          <table:table-cell/>
          <table:table-cell office:value-type="string">
            <text:p>Heating Value Wood</text:p>
          </table:table-cell>
          <table:table-cell table:formula="of:=[.$B$15]" office:value-type="float" office:value="26677">
            <text:p>26677</text:p>
          </table:table-cell>
          <table:table-cell office:value-type="string">
            <text:p>kJ/kg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_fuel</text:p>
          </table:table-cell>
          <table:table-cell table:formula="of:=[.B14]/1000*[.B15]" office:value-type="float" office:value="2667.7">
            <text:p>2667.7</text:p>
          </table:table-cell>
          <table:table-cell office:value-type="string">
            <text:p>kJ</text:p>
          </table:table-cell>
          <table:table-cell/>
          <table:table-cell office:value-type="string">
            <text:p>E_fuel</text:p>
          </table:table-cell>
          <table:table-cell table:formula="of:=[.F14]/1000*[.F15]" office:value-type="float" office:value="2667.7">
            <text:p>2667.7</text:p>
          </table:table-cell>
          <table:table-cell office:value-type="string">
            <text:p>kJ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OTE</text:p>
          </table:table-cell>
          <table:table-cell table:style-name="ce4" table:formula="of:=[.B9]/[.B17]" office:value-type="percentage" office:value="0.370767927428122">
            <text:p>37.08%</text:p>
          </table:table-cell>
          <table:table-cell table:number-columns-repeated="2"/>
          <table:table-cell office:value-type="string">
            <text:p>OTE</text:p>
          </table:table-cell>
          <table:table-cell table:style-name="ce4" table:formula="of:=[.F9]/[.F17]" office:value-type="percentage" office:value="0.358907523334708">
            <text:p>35.89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elta</text:p>
          </table:table-cell>
          <table:table-cell table:style-name="ce4" table:formula="of:=ABS([.B20]-[.F20])" office:value-type="percentage" office:value="0.0118604040934138">
            <text:p>1.19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4:45:57</meta:creation-date>
    <dc:date>2013-11-25T16:01:24</dc:date>
    <meta:editing-duration>PT1H14M29S</meta:editing-duration>
    <meta:editing-cycles>11</meta:editing-cycles>
    <meta:generator>LibreOffice/3.6$MacOSX_x86 LibreOffice_project/5b93205-6e6b3fc-7830f6d-c08ad66-1d9bf4</meta:generator>
    <meta:document-statistic meta:table-count="1" meta:cell-count="66" meta:object-count="0"/>
    <meta:user-defined meta:name=""/>
  </office:meta>
</office:document-meta>
</file>